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16pt" fo:font-weight="normal" officeooo:rsid="00266e40" officeooo:paragraph-rsid="0026e6a0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00%"/>
      <style:text-properties style:font-name="Liberation Serif" fo:font-size="12pt" fo:font-weight="normal" officeooo:rsid="0023ff04" officeooo:paragraph-rsid="00392a0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officeooo:rsid="0023ff04" officeooo:paragraph-rsid="0023ff0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fo:font-size="12pt" fo:font-weight="bold" officeooo:rsid="0023ff04" officeooo:paragraph-rsid="0023ff04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/>
      <style:text-properties fo:font-size="12pt" fo:font-weight="bold" officeooo:rsid="0023ff04" officeooo:paragraph-rsid="00266e40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/>
      <style:text-properties fo:font-size="12pt" officeooo:rsid="001b96c1" officeooo:paragraph-rsid="001b96c1" style:font-size-asian="12pt" style:font-size-complex="12pt"/>
    </style:style>
    <style:style style:name="P7" style:family="paragraph" style:parent-style-name="Standard">
      <style:paragraph-properties fo:line-height="100%"/>
      <style:text-properties fo:font-size="12pt" officeooo:rsid="0023ff04" officeooo:paragraph-rsid="00392a04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fo:font-weight="normal" officeooo:rsid="00266e40" officeooo:paragraph-rsid="00266e4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officeooo:paragraph-rsid="002a14f0"/>
    </style:style>
    <style:style style:name="P10" style:family="paragraph" style:parent-style-name="Standard">
      <style:paragraph-properties fo:line-height="100%"/>
      <style:text-properties fo:font-weight="bold" officeooo:rsid="00392a04" officeooo:paragraph-rsid="00392a04" style:font-weight-asian="bold" style:font-weight-complex="bold"/>
    </style:style>
    <style:style style:name="P11" style:family="paragraph" style:parent-style-name="Standard">
      <style:paragraph-properties fo:line-height="100%"/>
      <style:text-properties officeooo:rsid="00392a04" officeooo:paragraph-rsid="00392a04"/>
    </style:style>
    <style:style style:name="P12" style:family="paragraph" style:parent-style-name="Standard" style:list-style-name="L1">
      <style:paragraph-properties fo:line-height="100%"/>
      <style:text-properties fo:font-size="12pt" officeooo:paragraph-rsid="003781ba" style:font-size-asian="12pt" style:font-size-complex="12pt"/>
    </style:style>
    <style:style style:name="P13" style:family="paragraph" style:parent-style-name="Standard" style:list-style-name="L1">
      <style:paragraph-properties fo:line-height="100%"/>
      <style:text-properties fo:font-size="12pt" officeooo:rsid="003781ba" officeooo:paragraph-rsid="003781ba" style:font-size-asian="12pt" style:font-size-complex="12pt"/>
    </style:style>
    <style:style style:name="P14" style:family="paragraph" style:parent-style-name="Standard" style:list-style-name="L1">
      <style:paragraph-properties fo:line-height="100%"/>
      <style:text-properties fo:font-size="12pt" officeooo:rsid="0023ff04" officeooo:paragraph-rsid="0023ff04" style:font-size-asian="12pt" style:font-size-complex="12pt"/>
    </style:style>
    <style:style style:name="P15" style:family="paragraph" style:parent-style-name="Standard" style:list-style-name="L1">
      <style:paragraph-properties fo:line-height="100%"/>
      <style:text-properties fo:font-size="12pt" officeooo:rsid="0023ff04" officeooo:paragraph-rsid="003781ba" style:font-size-asian="12pt" style:font-size-complex="12pt"/>
    </style:style>
    <style:style style:name="P16" style:family="paragraph" style:parent-style-name="Standard" style:list-style-name="L1">
      <style:paragraph-properties fo:line-height="100%"/>
      <style:text-properties fo:font-size="12pt" officeooo:rsid="00255b0d" officeooo:paragraph-rsid="00255b0d" style:font-size-asian="12pt" style:font-size-complex="12pt"/>
    </style:style>
    <style:style style:name="P17" style:family="paragraph" style:parent-style-name="Standard" style:list-style-name="L1">
      <style:paragraph-properties fo:line-height="100%"/>
      <style:text-properties fo:font-size="12pt" officeooo:rsid="00255b0d" officeooo:paragraph-rsid="003781ba" style:font-size-asian="12pt" style:font-size-complex="12pt"/>
    </style:style>
    <style:style style:name="P18" style:family="paragraph" style:parent-style-name="Standard" style:list-style-name="L1">
      <style:paragraph-properties fo:line-height="100%"/>
      <style:text-properties fo:font-size="12pt" officeooo:rsid="00392a04" officeooo:paragraph-rsid="00392a04" style:font-size-asian="12pt" style:font-size-complex="12pt"/>
    </style:style>
    <style:style style:name="P19" style:family="paragraph" style:parent-style-name="Standard" style:list-style-name="L1">
      <style:paragraph-properties fo:line-height="100%"/>
      <style:text-properties style:font-name="Liberation Serif" fo:font-size="12pt" officeooo:rsid="003ba829" officeooo:paragraph-rsid="003ba829" style:font-size-asian="12pt" style:font-size-complex="12pt"/>
    </style:style>
    <style:style style:name="P20" style:family="paragraph" style:parent-style-name="Standard">
      <style:paragraph-properties fo:line-height="100%"/>
      <style:text-properties style:font-name="Liberation Serif" fo:font-size="12pt" officeooo:rsid="003ba829" officeooo:paragraph-rsid="003ba829" style:font-size-asian="12pt" style:font-size-complex="12pt"/>
    </style:style>
    <style:style style:name="P21" style:family="paragraph" style:parent-style-name="Standard">
      <style:paragraph-properties fo:line-height="100%"/>
      <style:text-properties officeooo:rsid="00392a04" officeooo:paragraph-rsid="00392a04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23ff04"/>
    </style:style>
    <style:style style:name="T3" style:family="text">
      <style:text-properties style:font-name="Liberation Mono" officeooo:rsid="003781b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66e40"/>
    </style:style>
    <style:style style:name="T6" style:family="text">
      <style:text-properties style:font-name="Liberation Serif" officeooo:rsid="00392a04"/>
    </style:style>
    <style:style style:name="T7" style:family="text">
      <style:text-properties officeooo:rsid="00242c16"/>
    </style:style>
    <style:style style:name="T8" style:family="text">
      <style:text-properties officeooo:rsid="00266e40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6e6a0" style:font-size-asian="12pt" style:font-size-complex="12pt"/>
    </style:style>
    <style:style style:name="T11" style:family="text">
      <style:text-properties fo:font-size="12pt" officeooo:rsid="003781ba" style:font-size-asian="12pt" style:font-size-complex="12pt"/>
    </style:style>
    <style:style style:name="T12" style:family="text">
      <style:text-properties fo:font-size="12pt" officeooo:rsid="00392a04" style:font-size-asian="12pt" style:font-size-complex="12pt"/>
    </style:style>
    <style:style style:name="T13" style:family="text">
      <style:text-properties officeooo:rsid="0028c6cd"/>
    </style:style>
    <style:style style:name="T14" style:family="text">
      <style:text-properties officeooo:rsid="003781ba"/>
    </style:style>
    <style:style style:name="T15" style:family="text">
      <style:text-properties officeooo:rsid="00392a0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92a04" style:font-weight-asian="bold" style:font-weight-complex="bold"/>
    </style:style>
    <style:style style:name="T18" style:family="text">
      <style:text-properties officeooo:rsid="003a4540"/>
    </style:style>
    <style:style style:name="T19" style:family="text">
      <style:text-properties officeooo:rsid="003b6226"/>
    </style:style>
    <style:style style:name="T20" style:family="text">
      <style:text-properties officeooo:rsid="003ba829"/>
    </style:style>
    <style:style style:name="T21" style:family="text">
      <style:text-properties style:font-name="Liberation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697AM: How to <text:span text:style-name="T14">access the CUDA server “cudasrv”</text:span></text:p>
      <text:p text:style-name="P6"/>
      <text:p text:style-name="P4">Logging into <text:span text:style-name="T14">cudasrv </text:span>using <text:span text:style-name="T14">a Linux computer in the EECS Linux Lab (JB 205/206)</text:span></text:p>
      <text:list xml:id="list7736097572058627372" text:style-name="L1">
        <text:list-item>
          <text:p text:style-name="P13">Log into a computer in the lab with your myWSU_ID and WSU password<text:line-break/>(use lowercase characters for your myWSU_ID)</text:p>
        </text:list-item>
        <text:list-item>
          <text:p text:style-name="P13">Open a terminal window (graphically or with the keybinding CTRL+ALT+T)</text:p>
        </text:list-item>
        <text:list-item>
          <text:p text:style-name="P12"><text:span text:style-name="T14">Use SSH to remote into the cudasrv server, by typing:<text:line-break/></text:span><text:span text:style-name="T2">ssh </text:span><text:span text:style-name="T3">cudasrv</text:span></text:p>
        </text:list-item>
        <text:list-item>
          <text:p text:style-name="P14">Enter your <text:span text:style-name="T7">myWSU password when prompted to do so.</text:span></text:p>
        </text:list-item>
        <text:list-item>
          <text:p text:style-name="P16">Once logged into c<text:span text:style-name="T14">udasrv</text:span>, to change to your shared group directory, type<text:line-break/><text:span text:style-name="T1">cd /</text:span><text:span text:style-name="T3">srv/group#</text:span><text:line-break/>where # is the number of your CS 697AM group.</text:p>
        </text:list-item>
        <text:list-item>
          <text:p text:style-name="P16">If you wish to list the files located in that directory, type <text:span text:style-name="T1">ls</text:span></text:p>
        </text:list-item>
        <text:list-item>
          <text:p text:style-name="P19">To submit your program for grading, type<text:line-break/><text:span text:style-name="T1">~cs697am/bin/handin &lt;assignment #&gt; &lt;filename&gt;<text:line-break/></text:span>i.e.<text:span text:style-name="T1"> ~cs697am/bin/handin 1 program1.c</text:span></text:p>
        </text:list-item>
      </text:list>
      <text:p text:style-name="P8"><text:tab/>NOTE: If you need to use X-Forwarding for displaying GUI-based applications running on <text:span text:style-name="T14">cudasrv,</text:span> then add the option -X to the above ssh command <text:span text:style-name="T14">in step 3</text:span>.</text:p>
      <text:p text:style-name="P5"/>
      <text:p text:style-name="P5">Logging into <text:span text:style-name="T18">cudasrv </text:span>using <text:span text:style-name="T8">Windows, Linux, or Mac outside of the EECS Linux Lab</text:span></text:p>
      <text:list xml:id="list155428035267908" text:continue-list="list7736097572058627372" text:style-name="L1">
        <text:list-item text:start-value="1">
          <text:p text:style-name="P18">Due to network security, you will need to use one of the EECS Linux servers as an SSH proxy.</text:p>
        </text:list-item>
        <text:list-item>
          <text:p text:style-name="P13">Follow the “Remote Access EECS Linux <text:span text:style-name="T19">S</text:span>ervers.pdf” document <text:span text:style-name="T15">first.</text:span></text:p>
        </text:list-item>
        <text:list-item>
          <text:p text:style-name="P13"><text:span text:style-name="T5">O</text:span><text:span text:style-name="T4">nce logged into a</text:span><text:span text:style-name="T6">n EECS </text:span><text:span text:style-name="T4">Linux server, use SSH to</text:span><text:span text:style-name="T6"> access</text:span><text:span text:style-name="T4"> cudasrv server, by typing:<text:line-break/></text:span><text:span text:style-name="T2">ssh </text:span><text:span text:style-name="T1">cudasrv</text:span></text:p>
        </text:list-item>
        <text:list-item>
          <text:p text:style-name="P15">Enter your <text:span text:style-name="T7">myWSU password when prompted to do so.</text:span></text:p>
        </text:list-item>
        <text:list-item>
          <text:p text:style-name="P17">Once logged into c<text:span text:style-name="T14">udasrv</text:span>, to change to your shared group directory type<text:line-break/><text:span text:style-name="T1">cd /</text:span><text:span text:style-name="T3">srv/group#</text:span><text:line-break/>where # is the number of your CS 697AM group.</text:p>
        </text:list-item>
        <text:list-item>
          <text:p text:style-name="P17">If you wish to list the files located in that directory type <text:span text:style-name="T1">ls</text:span></text:p>
        </text:list-item>
        <text:list-item>
          <text:p text:style-name="P19">To submit your program for grading, type<text:line-break/><text:span text:style-name="T1">~cs697am/bin/handin &lt;assignment #&gt; &lt;filename&gt;<text:line-break/></text:span>i.e.<text:span text:style-name="T1"> ~cs697am/bin/handin 1 program1.c</text:span></text:p>
        </text:list-item>
      </text:list>
      <text:p text:style-name="P20"><text:span text:style-name="T1"/></text:p>
      <text:p text:style-name="P1"><text:span text:style-name="T9"><text:tab/>NOTE: </text:span><text:span text:style-name="T11">For Windows users</text:span><text:span text:style-name="T9"> </text:span><text:span text:style-name="T11">if you </text:span><text:span text:style-name="T9">need to use X-Forwarding for displaying GUI-based applications, then </text:span><text:span text:style-name="T10">you will need to install and configure Xming (a how-to can be found here: </text:span><text:a xlink:type="simple" xlink:href="http://www.geo.mtu.edu/geoschem/docs/putty_install.html"><text:span text:style-name="T10">http://www.geo.mtu.edu/geoschem/docs/putty_install.html</text:span></text:a><text:span text:style-name="T10">) </text:span><text:span text:style-name="T11">and add the option -X to the above command in step </text:span><text:span text:style-name="T12">3</text:span><text:span text:style-name="T11">.</text:span></text:p>
      <text:p text:style-name="P9"/>
      <text:p text:style-name="P10">Configuration to automate SSH Multi-hop via EECS Linux Proxy (optional)</text:p>
      <text:p text:style-name="P11"><text:span text:style-name="T20">Not for the faint of heart, but f</text:span>or those who wish to automate the hop over the EECS Linux server, <text:span text:style-name="T20">an</text:span> SSH client <text:span text:style-name="T20">can be configured </text:span>to use one of the EECS servers a<text:span text:style-name="T18">s an</text:span> SSH proxy. See this tutorial:</text:p>
      <text:p text:style-name="P11"><text:a xlink:type="simple" xlink:href="https://monkeyswithbuttons.wordpress.com/2010/10/01/ssh-proxycommand-and-putty/">https://monkeyswithbuttons.wordpress.com/2010/10/01/ssh-proxycommand-and-putty/</text:a></text:p>
      <text:p text:style-name="P11">For further <text:span text:style-name="T18">help</text:span> see: <text:a xlink:type="simple" xlink:href="http://sshmenu.sourceforge.net/articles/transparent-mulithop.html">http://sshmenu.sourceforge.net/articles/transparent-mulithop.html</text:a></text:p>
      <text:p text:style-name="P11"/>
      <text:p text:style-name="P7"><text:span text:style-name="T16">NOTE: NEVER SHARE YOUR MYWSU ID </text:span><text:span text:style-name="T17">OR</text:span><text:span text:style-name="T16"> PASSWORD!</text:span></text:p>
      <text:p text:style-name="P2">You do not need to share <text:span text:style-name="T13">login</text:span> IDs or passwords to share <text:span text:style-name="T20">program</text:span> files with the rest of your CS 697AM group. So long as you save <text:span text:style-name="T18">your</text:span> files to your /<text:span text:style-name="T15">srv/group#</text:span> directory, the rest of your group will be able to access those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3:27:52.292535147</meta:creation-date>
    <dc:date>2017-03-17T15:54:26.931316921</dc:date>
    <meta:editing-duration>PT2H38M51S</meta:editing-duration>
    <meta:editing-cycles>19</meta:editing-cycles>
    <meta:generator>LibreOffice/4.2.8.2$Linux_X86_64 LibreOffice_project/420m0$Build-2</meta:generator>
    <dc:creator>Ben Roose</dc:creator>
    <meta:document-statistic meta:table-count="0" meta:image-count="0" meta:object-count="0" meta:page-count="1" meta:paragraph-count="25" meta:word-count="437" meta:character-count="2617" meta:non-whitespace-character-count="2217"/>
  </office:meta>
</office:document-meta>
</file>